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f0e7" officeooo:paragraph-rsid="0019f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race</text:p>
      <text:p text:style-name="P1"/>
      <text:p text:style-name="P1">Das Technoseum hat eine reichhaltige Sammlung von Ausstellungsstücken zum Thema Mobilität. Besucher können sich beim Rundgang lustige Mini-Spiele freischalten und dabei die verschiedenen Fahrzeuge zum Leben erwecken, um die Technologien besser zu verst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1S</meta:editing-duration>
    <meta:editing-cycles>3</meta:editing-cycles>
    <meta:generator>LibreOffice/5.2.7.2$Windows_x86 LibreOffice_project/2b7f1e640c46ceb28adf43ee075a6e8b8439ed10</meta:generator>
    <dc:date>2017-08-07T15:17:48.593000000</dc:date>
    <meta:document-statistic meta:table-count="0" meta:image-count="0" meta:object-count="0" meta:page-count="1" meta:paragraph-count="2" meta:word-count="34" meta:character-count="267" meta:non-whitespace-character-count="235"/>
    <meta:user-defined meta:name="Info 1"/>
    <meta:user-defined meta:name="Info 2"/>
    <meta:user-defined meta:name="Info 3"/>
    <meta:user-defined meta:name="Info 4"/>
  </office:meta>
</office:document-meta>
</file>